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pt" svg:height="255.26pt" svg:x="474.32pt" svg:y="153.61pt">
            <draw:object draw:notify-on-update-of-ranges="Sheet1.H2:Sheet1.H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6pt" svg:x="471.2pt" svg:y="422.39pt">
            <draw:object draw:notify-on-update-of-ranges="Sheet1.A2:Sheet1.A117 Sheet1.B1:Sheet1.B1 Sheet1.B2:Sheet1.B117 Sheet1.C1:Sheet1.C1 Sheet1.C2:Sheet1.C117 Sheet1.D1:Sheet1.D1 Sheet1.D2:Sheet1.D117 Sheet1.E1:Sheet1.E1 Sheet1.E2:Sheet1.E1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25755</text:p>
          </table:table-cell>
          <table:table-cell office:value-type="float" office:value="46.7" calcext:value-type="float">
            <text:p>4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755</text:p>
          </table:table-cell>
          <table:table-cell office:value-type="float" office:value="15.075103579969" calcext:value-type="float">
            <text:p>15.075103579969</text:p>
          </table:table-cell>
          <table:table-cell office:value-type="float" office:value="4" calcext:value-type="float">
            <text:p>4</text:p>
          </table:table-cell>
          <table:table-cell office:value-type="float" office:value="0.073372" calcext:value-type="float">
            <text:p>0.073372</text:p>
          </table:table-cell>
          <table:table-cell office:value-type="float" office:value="32.032732963562" calcext:value-type="float">
            <text:p>32.032732963562</text:p>
          </table:table-cell>
        </table:table-row>
        <table:table-row table:style-name="ro1">
          <table:table-cell office:value-type="string" calcext:value-type="string">
            <text:p>20210406-12580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857</text:p>
          </table:table-cell>
          <table:table-cell office:value-type="float" office:value="15.039442088495" calcext:value-type="float">
            <text:p>15.039442088495</text:p>
          </table:table-cell>
          <table:table-cell office:value-type="float" office:value="426" calcext:value-type="float">
            <text:p>426</text:p>
          </table:table-cell>
          <table:table-cell office:value-type="float" office:value="0.128821" calcext:value-type="float">
            <text:p>0.128821</text:p>
          </table:table-cell>
          <table:table-cell office:value-type="float" office:value="31.9260451793671" calcext:value-type="float">
            <text:p>31.9260451793671</text:p>
          </table:table-cell>
        </table:table-row>
        <table:table-row table:style-name="ro1">
          <table:table-cell office:value-type="string" calcext:value-type="string">
            <text:p>20210406-12580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25959</text:p>
          </table:table-cell>
          <table:table-cell office:value-type="float" office:value="15.277223280753" calcext:value-type="float">
            <text:p>15.277223280753</text:p>
          </table:table-cell>
          <table:table-cell office:value-type="float" office:value="9" calcext:value-type="float">
            <text:p>9</text:p>
          </table:table-cell>
          <table:table-cell office:value-type="float" office:value="0.066818" calcext:value-type="float">
            <text:p>0.066818</text:p>
          </table:table-cell>
          <table:table-cell office:value-type="float" office:value="31.8035218715668" calcext:value-type="float">
            <text:p>31.8035218715668</text:p>
          </table:table-cell>
        </table:table-row>
        <table:table-row table:style-name="ro1">
          <table:table-cell office:value-type="string" calcext:value-type="string">
            <text:p>20210406-1258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101</text:p>
          </table:table-cell>
          <table:table-cell office:value-type="float" office:value="14.557566764955" calcext:value-type="float">
            <text:p>14.557566764955</text:p>
          </table:table-cell>
          <table:table-cell office:value-type="float" office:value="1459" calcext:value-type="float">
            <text:p>1459</text:p>
          </table:table-cell>
          <table:table-cell office:value-type="float" office:value="0.154513" calcext:value-type="float">
            <text:p>0.154513</text:p>
          </table:table-cell>
          <table:table-cell office:value-type="float" office:value="30.8853385448456" calcext:value-type="float">
            <text:p>30.8853385448456</text:p>
          </table:table-cell>
        </table:table-row>
        <table:table-row table:style-name="ro1">
          <table:table-cell office:value-type="string" calcext:value-type="string">
            <text:p>20210406-125816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201</text:p>
          </table:table-cell>
          <table:table-cell office:value-type="float" office:value="15.265816057984" calcext:value-type="float">
            <text:p>15.265816057984</text:p>
          </table:table-cell>
          <table:table-cell office:value-type="float" office:value="790" calcext:value-type="float">
            <text:p>790</text:p>
          </table:table-cell>
          <table:table-cell office:value-type="float" office:value="0.12648" calcext:value-type="float">
            <text:p>0.12648</text:p>
          </table:table-cell>
          <table:table-cell office:value-type="float" office:value="31.2820546627045" calcext:value-type="float">
            <text:p>31.2820546627045</text:p>
          </table:table-cell>
        </table:table-row>
        <table:table-row table:style-name="ro1">
          <table:table-cell office:value-type="string" calcext:value-type="string">
            <text:p>20210406-12582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303</text:p>
          </table:table-cell>
          <table:table-cell office:value-type="float" office:value="15.474401725523" calcext:value-type="float">
            <text:p>15.474401725523</text:p>
          </table:table-cell>
          <table:table-cell office:value-type="float" office:value="13" calcext:value-type="float">
            <text:p>13</text:p>
          </table:table-cell>
          <table:table-cell office:value-type="float" office:value="0.07102" calcext:value-type="float">
            <text:p>0.07102</text:p>
          </table:table-cell>
          <table:table-cell office:value-type="float" office:value="31.4122288227081" calcext:value-type="float">
            <text:p>31.4122288227081</text:p>
          </table:table-cell>
        </table:table-row>
        <table:table-row table:style-name="ro1">
          <table:table-cell office:value-type="string" calcext:value-type="string">
            <text:p>20210406-1258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404</text:p>
          </table:table-cell>
          <table:table-cell office:value-type="float" office:value="15.26328903969" calcext:value-type="float">
            <text:p>15.26328903969</text:p>
          </table:table-cell>
          <table:table-cell office:value-type="float" office:value="9" calcext:value-type="float">
            <text:p>9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32.1286768913269" calcext:value-type="float">
            <text:p>32.1286768913269</text:p>
          </table:table-cell>
        </table:table-row>
        <table:table-row table:style-name="ro1">
          <table:table-cell office:value-type="string" calcext:value-type="string">
            <text:p>20210406-1258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507</text:p>
          </table:table-cell>
          <table:table-cell office:value-type="float" office:value="14.137652507189" calcext:value-type="float">
            <text:p>14.137652507189</text:p>
          </table:table-cell>
          <table:table-cell office:value-type="float" office:value="16" calcext:value-type="float">
            <text:p>16</text:p>
          </table:table-cell>
          <table:table-cell office:value-type="float" office:value="0.165136" calcext:value-type="float">
            <text:p>0.165136</text:p>
          </table:table-cell>
          <table:table-cell office:value-type="float" office:value="31.6310942173004" calcext:value-type="float">
            <text:p>31.6310942173004</text:p>
          </table:table-cell>
        </table:table-row>
        <table:table-row table:style-name="ro1">
          <table:table-cell office:value-type="string" calcext:value-type="string">
            <text:p>20210406-1258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608</text:p>
          </table:table-cell>
          <table:table-cell office:value-type="float" office:value="14.68010411431" calcext:value-type="float">
            <text:p>14.68010411431</text:p>
          </table:table-cell>
          <table:table-cell office:value-type="float" office:value="12" calcext:value-type="float">
            <text:p>12</text:p>
          </table:table-cell>
          <table:table-cell office:value-type="float" office:value="0.07023" calcext:value-type="float">
            <text:p>0.07023</text:p>
          </table:table-cell>
          <table:table-cell office:value-type="float" office:value="30.8585093021393" calcext:value-type="float">
            <text:p>30.8585093021393</text:p>
          </table:table-cell>
        </table:table-row>
        <table:table-row table:style-name="ro1">
          <table:table-cell office:value-type="string" calcext:value-type="string">
            <text:p>20210406-1258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30709</text:p>
          </table:table-cell>
          <table:table-cell office:value-type="float" office:value="15.073026013692" calcext:value-type="float">
            <text:p>15.073026013692</text:p>
          </table:table-cell>
          <table:table-cell office:value-type="float" office:value="590" calcext:value-type="float">
            <text:p>590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31.9251582622528" calcext:value-type="float">
            <text:p>31.9251582622528</text:p>
          </table:table-cell>
        </table:table-row>
        <table:table-row table:style-name="ro1">
          <table:table-cell office:value-type="string" calcext:value-type="string">
            <text:p>20210406-1258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8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85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04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1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20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2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259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0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08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1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1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24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2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0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0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0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17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23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2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1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1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16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2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32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2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0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1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2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3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3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03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13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1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2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2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3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4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07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1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1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2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2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3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5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0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1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2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32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3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6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0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1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2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2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3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36</text:p>
          </table:table-cell>
          <table:table-cell office:value-type="float" office:value="62.5" calcext:value-type="float">
            <text:p>62.5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75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80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3080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6:17:54.032748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5:09:40.166346645</meta:creation-date>
    <dc:date>2021-04-06T17:41:51.140655474</dc:date>
    <meta:editing-duration>PT1H22M27S</meta:editing-duration>
    <meta:editing-cycles>2</meta:editing-cycles>
    <meta:generator>LibreOffice/6.0.7.3$Linux_X86_64 LibreOffice_project/00m0$Build-3</meta:generator>
    <meta:document-statistic meta:table-count="1" meta:cell-count="6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legend chart:legend-position="end" svg:x="13.569cm" svg:y="4.204cm" style:legend-expansion="high" chart:style-name="ch2"/>
        <chart:plot-area chart:style-name="ch3" table:cell-range-address="Sheet1.H1:Sheet1.I11" chart:data-source-has-labels="both" svg:x="0.32cm" svg:y="0.18cm" svg:width="12.929cm" svg:height="8.646cm">
          <chartooo:coordinate-region svg:x="1.781cm" svg:y="0.18cm" svg:width="11.468cm" svg:height="6.008cm"/>
          <chart:axis chart:dimension="x" chart:name="primary-x" chart:style-name="ch4" chartooo:axis-type="auto">
            <chartooo:date-scale/>
            <chart:categories table:cell-range-address="Sheet1.H2:Sheet1.H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1" chart:label-cell-address="Sheet1.I1:Sheet1.I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25755</text:p>
                <draw:g>
                  <svg:desc>Sheet1.H2:Sheet1.H11</svg:desc>
                </draw:g>
              </table:table-cell>
              <table:table-cell office:value-type="float" office:value="15.075103579969">
                <text:p>15.075103579969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6-125857</text:p>
              </table:table-cell>
              <table:table-cell office:value-type="float" office:value="15.039442088495">
                <text:p>15.039442088495</text:p>
              </table:table-cell>
            </table:table-row>
            <table:table-row>
              <table:table-cell office:value-type="string">
                <text:p>20210406-125959</text:p>
              </table:table-cell>
              <table:table-cell office:value-type="float" office:value="15.277223280753">
                <text:p>15.277223280753</text:p>
              </table:table-cell>
            </table:table-row>
            <table:table-row>
              <table:table-cell office:value-type="string">
                <text:p>20210406-130101</text:p>
              </table:table-cell>
              <table:table-cell office:value-type="float" office:value="14.557566764955">
                <text:p>14.557566764955</text:p>
              </table:table-cell>
            </table:table-row>
            <table:table-row>
              <table:table-cell office:value-type="string">
                <text:p>20210406-130201</text:p>
              </table:table-cell>
              <table:table-cell office:value-type="float" office:value="15.265816057984">
                <text:p>15.265816057984</text:p>
              </table:table-cell>
            </table:table-row>
            <table:table-row>
              <table:table-cell office:value-type="string">
                <text:p>20210406-130303</text:p>
              </table:table-cell>
              <table:table-cell office:value-type="float" office:value="15.474401725523">
                <text:p>15.474401725523</text:p>
              </table:table-cell>
            </table:table-row>
            <table:table-row>
              <table:table-cell office:value-type="string">
                <text:p>20210406-130404</text:p>
              </table:table-cell>
              <table:table-cell office:value-type="float" office:value="15.26328903969">
                <text:p>15.26328903969</text:p>
              </table:table-cell>
            </table:table-row>
            <table:table-row>
              <table:table-cell office:value-type="string">
                <text:p>20210406-130507</text:p>
              </table:table-cell>
              <table:table-cell office:value-type="float" office:value="14.137652507189">
                <text:p>14.137652507189</text:p>
              </table:table-cell>
            </table:table-row>
            <table:table-row>
              <table:table-cell office:value-type="string">
                <text:p>20210406-130608</text:p>
              </table:table-cell>
              <table:table-cell office:value-type="float" office:value="14.68010411431">
                <text:p>14.68010411431</text:p>
              </table:table-cell>
            </table:table-row>
            <table:table-row>
              <table:table-cell office:value-type="string">
                <text:p>20210406-130709</text:p>
              </table:table-cell>
              <table:table-cell office:value-type="float" office:value="15.073026013692">
                <text:p>15.073026013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4.281cm" svg:y="3.457cm" style:legend-expansion="high" chart:style-name="ch2"/>
        <chart:plot-area chart:style-name="ch3" table:cell-range-address="Sheet1.A1:Sheet1.E117" chart:data-source-has-labels="both" svg:x="1.33cm" svg:y="0.18cm" svg:width="12.632cm" svg:height="7.665cm">
          <chartooo:coordinate-region svg:x="3.333cm" svg:y="0.18cm" svg:width="10.629cm" svg:height="5.027cm"/>
          <chart:axis chart:dimension="x" chart:name="primary-x" chart:style-name="ch4" chartooo:axis-type="auto">
            <chartooo:date-scale/>
            <chart:title svg:x="6.795cm" svg:y="8.025cm" chart:style-name="ch5">
              <text:p>Timestamp</text:p>
            </chart:title>
            <chart:categories table:cell-range-address="Sheet1.A2:Sheet1.A117"/>
          </chart:axis>
          <chart:axis chart:dimension="y" chart:name="primary-y" chart:style-name="ch6">
            <chart:title svg:x="0.451cm" svg:y="5.432cm" chart:style-name="ch7">
              <text:p>Percent (cpu/mem)</text:p>
            </chart:title>
            <chart:grid chart:style-name="ch8" chart:class="major"/>
          </chart:axis>
          <chart:series chart:style-name="ch9" chart:values-cell-range-address="Sheet1.B2:Sheet1.B117" chart:label-cell-address="Sheet1.B1:Sheet1.B1" chart:class="chart:bar">
            <chart:data-point chart:repeated="116"/>
          </chart:series>
          <chart:series chart:style-name="ch10" chart:values-cell-range-address="Sheet1.C2:Sheet1.C117" chart:label-cell-address="Sheet1.C1:Sheet1.C1" chart:class="chart:bar">
            <chart:data-point chart:repeated="116"/>
          </chart:series>
          <chart:series chart:style-name="ch11" chart:values-cell-range-address="Sheet1.D2:Sheet1.D117" chart:label-cell-address="Sheet1.D1:Sheet1.D1" chart:class="chart:bar">
            <chart:data-point chart:repeated="116"/>
          </chart:series>
          <chart:series chart:style-name="ch12" chart:values-cell-range-address="Sheet1.E2:Sheet1.E117" chart:label-cell-address="Sheet1.E1:Sheet1.E1" chart:class="chart:bar">
            <chart:data-point chart:repeated="1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25755</text:p>
                <draw:g>
                  <svg:desc>Sheet1.A2:Sheet1.A117</svg:desc>
                </draw:g>
              </table:table-cell>
              <table:table-cell office:value-type="float" office:value="46.7">
                <text:p>46.7</text:p>
                <draw:g>
                  <svg:desc>Sheet1.B2:Sheet1.B117</svg:desc>
                </draw:g>
              </table:table-cell>
              <table:table-cell office:value-type="float" office:value="0.9">
                <text:p>0.9</text:p>
                <draw:g>
                  <svg:desc>Sheet1.C2:Sheet1.C117</svg:desc>
                </draw:g>
              </table:table-cell>
              <table:table-cell office:value-type="float" office:value="53.3">
                <text:p>53.3</text:p>
                <draw:g>
                  <svg:desc>Sheet1.D2:Sheet1.D117</svg:desc>
                </draw:g>
              </table:table-cell>
              <table:table-cell office:value-type="float" office:value="0.9">
                <text:p>0.9</text:p>
                <draw:g>
                  <svg:desc>Sheet1.E2:Sheet1.E117</svg:desc>
                </draw:g>
              </table:table-cell>
            </table:table-row>
            <table:table-row>
              <table:table-cell office:value-type="string">
                <text:p>20210406-12580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0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16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2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85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04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1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20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2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259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0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08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1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1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24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2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0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0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0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17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23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2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1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1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16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2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32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2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0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1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2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3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3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03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13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1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2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2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3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4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07</text:p>
              </table:table-cell>
              <table:table-cell office:value-type="float" office:value="40">
                <text:p>40</text:p>
              </table:table-cell>
              <table:table-cell office:value-type="float" office:value="0.9">
                <text:p>0.9</text:p>
              </table:table-cell>
              <table:table-cell office:value-type="float" office:value="26.7">
                <text:p>2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1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1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2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2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3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5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0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1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2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32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3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6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0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0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1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2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2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3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75">
                <text:p>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36</text:p>
              </table:table-cell>
              <table:table-cell office:value-type="float" office:value="62.5">
                <text:p>62.5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75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80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3080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